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2.832cm" style:rel-column-width="49472*"/>
    </style:style>
    <style:style style:name="Tabla1.B" style:family="table-column">
      <style:table-column-properties style:column-width="2.17cm" style:rel-column-width="8364*"/>
    </style:style>
    <style:style style:name="Tabla1.C" style:family="table-column">
      <style:table-column-properties style:column-width="1.997cm" style:rel-column-width="769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3c415e" style:font-name="Open Sans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529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style:font-name="Open Sans" fo:font-size="12pt" fo:letter-spacing="normal" fo:font-style="normal" fo:font-weight="normal"/>
    </style:style>
    <style:style style:name="P3" style:family="paragraph" style:parent-style-name="Table_20_Contents">
      <style:text-properties style:font-name="Open Sans"/>
    </style:style>
    <style:style style:name="P4" style:family="paragraph" style:parent-style-name="Heading_20_3">
      <style:text-properties fo:font-variant="normal" fo:text-transform="none" fo:color="#3c415e" style:font-name="Open Sans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  <style:text-properties style:font-name="Open Sans"/>
    </style:style>
    <style:style style:name="P6" style:family="paragraph" style:parent-style-name="Table_20_Contents">
      <style:paragraph-properties fo:text-align="center" style:justify-single-word="false"/>
      <style:text-properties style:font-name="Open Sans" officeooo:paragraph-rsid="0007d518"/>
    </style:style>
    <style:style style:name="P7" style:family="paragraph" style:parent-style-name="Table_20_Contents">
      <style:paragraph-properties fo:text-align="center" style:justify-single-word="false"/>
      <style:text-properties style:font-name="Open Sans" officeooo:rsid="0007d518" officeooo:paragraph-rsid="0007d518"/>
    </style:style>
    <style:style style:name="P8" style:family="paragraph" style:parent-style-name="Table_20_Contents">
      <style:paragraph-properties fo:text-align="center" style:justify-single-word="false"/>
      <style:text-properties style:font-name="Open Sans" officeooo:rsid="00091430" officeooo:paragraph-rsid="00091430"/>
    </style:style>
    <style:style style:name="T1" style:family="text">
      <style:text-properties officeooo:rsid="0007d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bookmark text:name="4154ad3d7dd24bdaac4156d716474f96-problem-title"/>Indica si los requisitos son funcionales o no funcionales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Requisito</text:p>
          </table:table-cell>
          <table:table-cell table:style-name="Tabla1.A1" office:value-type="string">
            <text:p text:style-name="P3">Funcional</text:p>
          </table:table-cell>
          <table:table-cell table:style-name="Tabla1.C1" office:value-type="string">
            <text:p text:style-name="P3">No funcional</text:p>
          </table:table-cell>
        </table:table-row>
        <table:table-row>
          <table:table-cell table:style-name="Tabla1.A2" office:value-type="string">
            <text:p text:style-name="P2">El sistema permitirá el registro de facturas no asociadas a pedidos nacionales previa autorización del director del departamento comercial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El texto de la interfaz de usuario se debe ver sin dificultad a una distancia de 50 centímetros sin necesidad de gafas.</text:p>
          </table:table-cell>
          <table:table-cell table:style-name="Tabla1.A2" office:value-type="string">
            <text:p text:style-name="P5"/>
            <text:p text:style-name="P5"/>
          </table:table-cell>
          <table:table-cell table:style-name="Tabla1.C2" office:value-type="string">
            <text:p text:style-name="P5"/>
            <text:p text:style-name="P7">X</text:p>
            <text:p text:style-name="P7"/>
          </table:table-cell>
        </table:table-row>
        <table:table-row>
          <table:table-cell table:style-name="Tabla1.A2" office:value-type="string">
            <text:p text:style-name="P2">El sistema debe poder ser instalado por los usuarios. Para ello, se les proporcionará una guía de instalación.</text:p>
          </table:table-cell>
          <table:table-cell table:style-name="Tabla1.A2" office:value-type="string">
            <text:p text:style-name="P5"/>
            <text:p text:style-name="P7">X</text:p>
            <text:p text:style-name="P7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número medio de mails que la aplicación enviará por día es de 150, aunque puede haber picos de hasta 500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sistema permitirá a los usuarios realizar una búsqueda por número de cliente, CIF o nombre de la empresa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sistema deberá soportar al menos 20 transacciones por segundo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Todos los diferentes tipos de usuarios de la aplicación podrán logearse desde una misma pantalla de login, pudiendo seleccionar en ella el modo en el que deben acceder.</text:p>
          </table:table-cell>
          <table:table-cell table:style-name="Tabla1.A2" office:value-type="string">
            <text:p text:style-name="P5"/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usuario podrá seleccionar el idioma deseado a través de un panel de control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Los usuarios pueden acceder a la plataforma iniciando sesión con su nombre y contraseña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El director de desarrollo puede añadir personal en los proyectos creados.</text:p>
          </table:table-cell>
          <table:table-cell table:style-name="Tabla1.A2" office:value-type="string">
            <text:p text:style-name="P5"/>
            <text:p text:style-name="P8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El usuario puede acceder a su perfil para modificar los parámetros del mismo.</text:p>
          </table:table-cell>
          <table:table-cell table:style-name="Tabla1.A2" office:value-type="string">
            <text:p text:style-name="P5"/>
            <text:p text:style-name="P8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La aplicación se podrá usar en cualquier dispositivo móvil iOS y Android, quedando excluidos, por tanto, aquellos con sistema operativo Windows Phone o Blackberry.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  <text:p text:style-name="P7">x</text:p>
          </table:table-cell>
        </table:table-row>
        <text:soft-page-break/>
        <table:table-row>
          <table:table-cell table:style-name="Tabla1.A2" office:value-type="string">
            <text:p text:style-name="P2">El usuario podrá añadir una alarma a las notificaciones aceptadas</text:p>
          </table:table-cell>
          <table:table-cell table:style-name="Tabla1.A2" office:value-type="string">
            <text:p text:style-name="P5"/>
            <text:p text:style-name="P8">x</text:p>
          </table:table-cell>
          <table:table-cell table:style-name="Tabla1.C2" office:value-type="string">
            <text:p text:style-name="P5"/>
            <text:p text:style-name="P7"/>
          </table:table-cell>
        </table:table-row>
        <table:table-row>
          <table:table-cell table:style-name="Tabla1.A2" office:value-type="string">
            <text:p text:style-name="P2">En caso de no poder transmitir información al servidor o no recibir respuesta de éste, la aplicación informará al usuario mediante mensajes de error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administrador puede dar de alta usuarios nuevos.</text:p>
          </table:table-cell>
          <table:table-cell table:style-name="Tabla1.A2" office:value-type="string">
            <text:p text:style-name="P6"/>
            <text:p text:style-name="P8">x</text:p>
          </table:table-cell>
          <table:table-cell table:style-name="Tabla1.C2" office:value-type="string">
            <text:p text:style-name="P5"/>
            <text:p text:style-name="P7"/>
            <text:p text:style-name="P7"/>
          </table:table-cell>
        </table:table-row>
        <table:table-row>
          <table:table-cell table:style-name="Tabla1.A2" office:value-type="string">
            <text:p text:style-name="P2">La aplicación guarda todos los cambios, realizando un backup nada más llevarlos a cabo.</text:p>
          </table:table-cell>
          <table:table-cell table:style-name="Tabla1.A2" office:value-type="string">
            <text:p text:style-name="P5"/>
            <text:p text:style-name="P8"/>
          </table:table-cell>
          <table:table-cell table:style-name="Tabla1.C2" office:value-type="string">
            <text:p text:style-name="P5"/>
            <text:p text:style-name="P8">x</text:p>
          </table:table-cell>
        </table:table-row>
        <table:table-row>
          <table:table-cell table:style-name="Tabla1.A2" office:value-type="string">
            <text:p text:style-name="P2">El sistema permitirá a los proveedores eliminar servicios, suspendiéndose los contratos asociados a los mismos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Cada cliente podrá contratar un servicio de los publicados por los proveedores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l sistema permitirá generar facturas de manera automática a partir de los datos seleccionados por el usuario.</text:p>
          </table:table-cell>
          <table:table-cell table:style-name="Tabla1.A2" office:value-type="string">
            <text:p text:style-name="P5"/>
            <text:p text:style-name="P7">x</text:p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2">En todas las ventanas, siempre aparecerá un título descriptivo para mantener orientado al usuario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  <text:p text:style-name="P7">x</text:p>
          </table:table-cell>
        </table:table-row>
      </table:table>
      <text:p text:style-name="P1"/>
      <text:p text:style-name="P1"/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'Helvetica Neue', Helvetica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32S</meta:editing-duration>
    <meta:editing-cycles>5</meta:editing-cycles>
    <meta:generator>LibreOffice/6.0.7.3$Linux_X86_64 LibreOffice_project/00m0$Build-3</meta:generator>
    <dc:date>2019-09-26T09:19:56.100020797</dc:date>
    <meta:document-statistic meta:table-count="1" meta:image-count="0" meta:object-count="0" meta:page-count="2" meta:paragraph-count="44" meta:word-count="360" meta:character-count="2151" meta:non-whitespace-character-count="1835"/>
    <meta:user-defined meta:name="Info 1"/>
    <meta:user-defined meta:name="Info 2"/>
    <meta:user-defined meta:name="Info 3"/>
    <meta:user-defined meta:name="Info 4"/>
  </office:meta>
</office:document-meta>
</file>